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BNValidator.validateISBN13( String c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BNValidator.ISBN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BNValidator.isValidISBN10( Stri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BNValidator.isValid( String c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BNValidator.getInstance( boolean conve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BNValidato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BNValidator.validate( String c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SBNValidator.ISBNValidator( boolean conve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BNValidator.convertToISBN13( String isbn10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SBNValidator.validateISBN10( String c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BNValidator.isValidISBN13( Stri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